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Museo 700" svg:font-family="'Museo 700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Inconsolata" svg:font-family="Inconsolata" style:font-family-generic="modern" style:font-pitch="fixed"/>
    <style:font-face style:name="Museo" svg:font-family="Museo" style:font-pitch="variable"/>
    <style:font-face style:name="Inconsolata1" svg:font-family="Inconsolata" style:font-family-generic="modern" style:font-pitch="variable"/>
    <style:font-face style:name="Museo 300" svg:font-family="'Museo 300'" style:font-family-generic="modern" style:font-pitch="variable"/>
    <style:font-face style:name="Museo 500" svg:font-family="'Museo 500'" style:font-family-generic="modern" style:font-pitch="variable"/>
    <style:font-face style:name="Times New Roman1" svg:font-family="'Times New Roman'" style:font-family-generic="moder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Museo 300"/>
    </style:style>
    <style:style style:name="P2" style:family="paragraph" style:parent-style-name="Normal">
      <style:paragraph-properties fo:margin-left="0cm" fo:margin-right="0cm" fo:margin-top="0cm" fo:margin-bottom="0.212cm" style:contextual-spacing="false" fo:line-height="150%" fo:text-align="justify" style:justify-single-word="false" fo:text-indent="0cm" style:auto-text-indent="false">
        <style:tab-stops/>
      </style:paragraph-properties>
    </style:style>
    <style:style style:name="P3" style:family="paragraph" style:parent-style-name="Pa5">
      <style:paragraph-properties fo:margin-left="0cm" fo:margin-right="0cm" fo:margin-top="0cm" fo:margin-bottom="0.212cm" style:contextual-spacing="false" fo:line-height="150%" fo:text-align="justify" style:justify-single-word="false" fo:text-indent="0cm" style:auto-text-indent="false">
        <style:tab-stops/>
      </style:paragraph-properties>
    </style:style>
    <style:style style:name="P4" style:family="paragraph" style:parent-style-name="Pa2">
      <style:paragraph-properties fo:margin-left="0cm" fo:margin-right="0cm" fo:margin-top="0cm" fo:margin-bottom="0.423cm" style:contextual-spacing="false" fo:line-height="150%" fo:text-align="center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top="0cm" fo:margin-bottom="0.212cm" style:contextual-spacing="false" fo:line-height="150%" fo:text-align="justify" style:justify-single-word="false">
        <style:tab-stops/>
      </style:paragraph-properties>
    </style:style>
    <style:style style:name="P6" style:family="paragraph" style:parent-style-name="Preformatted_20_Text">
      <style:paragraph-properties fo:margin-top="0cm" fo:margin-bottom="0.212cm" style:contextual-spacing="false" fo:line-height="150%" fo:text-align="justify" style:justify-single-word="false">
        <style:tab-stops/>
      </style:paragraph-properties>
    </style:style>
    <style:style style:name="P7" style:family="paragraph" style:parent-style-name="Normal" style:list-style-name="L1">
      <style:paragraph-properties fo:margin-top="0cm" fo:margin-bottom="0.212cm" style:contextual-spacing="false" fo:line-height="150%" fo:text-align="justify" style:justify-single-word="false">
        <style:tab-stops/>
      </style:paragraph-properties>
    </style:style>
    <style:style style:name="P8" style:family="paragraph" style:parent-style-name="Normal" style:list-style-name="L1">
      <style:paragraph-properties fo:margin-top="0cm" fo:margin-bottom="0.212cm" style:contextual-spacing="false" fo:line-height="150%" fo:text-align="justify" style:justify-single-word="false">
        <style:tab-stops/>
      </style:paragraph-properties>
      <style:text-properties officeooo:paragraph-rsid="00158c78"/>
    </style:style>
    <style:style style:name="P9" style:family="paragraph" style:parent-style-name="Normal" style:list-style-name="L2">
      <style:paragraph-properties fo:margin-top="0cm" fo:margin-bottom="0.212cm" style:contextual-spacing="false" fo:line-height="150%" fo:text-align="justify" style:justify-single-word="false">
        <style:tab-stops/>
      </style:paragraph-properties>
    </style:style>
    <style:style style:name="P10" style:family="paragraph" style:parent-style-name="Normal" style:list-style-name="L3">
      <style:paragraph-properties fo:margin-top="0cm" fo:margin-bottom="0.212cm" style:contextual-spacing="false" fo:line-height="150%" fo:text-align="justify" style:justify-single-word="false">
        <style:tab-stops/>
      </style:paragraph-properties>
    </style:style>
    <style:style style:name="P11" style:family="paragraph" style:parent-style-name="Normal" style:list-style-name="L4">
      <style:paragraph-properties fo:margin-top="0cm" fo:margin-bottom="0.212cm" style:contextual-spacing="false" fo:line-height="150%" fo:text-align="justify" style:justify-single-word="false">
        <style:tab-stops/>
      </style:paragraph-properties>
    </style:style>
    <style:style style:name="P12" style:family="paragraph" style:parent-style-name="Pa2" style:master-page-name="MP0">
      <style:paragraph-properties fo:margin-top="0cm" fo:margin-bottom="0.423cm" style:contextual-spacing="false" fo:line-height="150%" fo:text-align="center" style:justify-single-word="false" style:page-number="auto" fo:break-before="page"/>
    </style:style>
    <style:style style:name="P13" style:family="paragraph">
      <style:paragraph-properties style:writing-mode="lr-tb"/>
      <style:text-properties fo:font-size="10pt" style:font-size-asian="10pt" style:font-size-complex="10pt"/>
    </style:style>
    <style:style style:name="P14" style:family="paragraph">
      <style:paragraph-properties style:writing-mode="lr-tb"/>
    </style:style>
    <style:style style:name="T1" style:family="text">
      <style:text-properties fo:color="#ffffff" style:font-name="Inconsolata" fo:font-size="10pt" style:font-size-asian="10pt" style:font-name-complex="Inconsolata" style:font-size-complex="10pt"/>
    </style:style>
    <style:style style:name="T2" style:family="text">
      <style:text-properties fo:color="#ffffff" fo:font-size="10pt" style:font-size-asian="10pt" style:font-name-complex="Inconsolata" style:font-size-complex="10pt"/>
    </style:style>
    <style:style style:name="T3" style:family="text">
      <style:text-properties style:font-name="Museo 500" fo:font-size="36pt" style:font-size-asian="36pt" style:font-size-complex="36pt"/>
    </style:style>
    <style:style style:name="T4" style:family="text">
      <style:text-properties fo:color="#be1e2d" style:font-name="Museo 500" fo:font-size="36pt" style:font-size-asian="36pt" style:font-size-complex="36pt"/>
    </style:style>
    <style:style style:name="T5" style:family="text">
      <style:text-properties fo:color="#be1e2d" style:font-name="Museo" fo:font-size="20pt" style:font-size-asian="20pt" style:font-name-complex="Museo 300" style:font-size-complex="20pt"/>
    </style:style>
    <style:style style:name="T6" style:family="text">
      <style:text-properties fo:color="#be1e2d" style:font-name="Museo" fo:font-size="16pt" style:font-size-asian="16pt" style:font-name-complex="Museo 300" style:font-size-complex="16pt"/>
    </style:style>
    <style:style style:name="T7" style:family="text">
      <style:text-properties fo:color="#be1e2d" style:font-name="Museo" fo:font-size="16pt" fo:font-style="normal" style:font-size-asian="16pt" style:font-style-asian="normal" style:font-name-complex="Museo 300" style:font-size-complex="16pt" style:font-style-complex="normal"/>
    </style:style>
    <style:style style:name="T8" style:family="text">
      <style:text-properties fo:color="#000000" style:font-name="Inconsolata" fo:font-size="10pt" fo:font-weight="bold" style:font-size-asian="10pt" style:font-weight-asian="bold" style:font-name-complex="Inconsolata" style:font-size-complex="10pt" style:font-weight-complex="bold"/>
    </style:style>
    <style:style style:name="T9" style:family="text">
      <style:text-properties style:font-name="Museo" fo:font-size="12pt" style:font-size-asian="12pt" style:font-name-complex="Museo 300"/>
    </style:style>
    <style:style style:name="T10" style:family="text">
      <style:text-properties style:font-name="Museo" fo:font-size="12pt" officeooo:rsid="00158c78" style:font-size-asian="12pt" style:font-name-complex="Museo 300"/>
    </style:style>
    <style:style style:name="T11" style:family="text">
      <style:text-properties style:font-name="Museo" fo:font-size="12pt" fo:font-style="italic" style:font-size-asian="12pt" style:font-style-asian="italic" style:font-name-complex="Museo 300" style:font-style-complex="italic"/>
    </style:style>
    <style:style style:name="T12" style:family="text">
      <style:text-properties style:font-name="Museo" fo:font-size="12pt" fo:font-style="italic" fo:font-weight="normal" style:font-size-asian="12pt" style:font-style-asian="italic" style:font-weight-asian="normal" style:font-name-complex="Museo 300" style:font-style-complex="italic" style:font-weight-complex="normal"/>
    </style:style>
    <style:style style:name="T13" style:family="text">
      <style:text-properties style:font-name="Museo" fo:font-size="12pt" fo:font-style="normal" style:font-size-asian="12pt" style:font-style-asian="normal" style:font-name-complex="Museo 300" style:font-style-complex="normal"/>
    </style:style>
    <style:style style:name="T14" style:family="text">
      <style:text-properties style:font-name="Museo" fo:font-size="12pt" fo:font-style="normal" fo:font-weight="normal" style:font-size-asian="12pt" style:font-style-asian="normal" style:font-weight-asian="normal" style:font-name-complex="Museo 300" style:font-style-complex="normal" style:font-weight-complex="normal"/>
    </style:style>
    <style:style style:name="T15" style:family="text">
      <style:text-properties style:font-name="Museo" fo:font-size="12pt" fo:font-style="normal" fo:font-weight="normal" officeooo:rsid="00158c78" style:font-size-asian="12pt" style:font-style-asian="normal" style:font-weight-asian="normal" style:font-name-complex="Museo 300" style:font-style-complex="normal" style:font-weight-complex="normal"/>
    </style:style>
    <style:style style:name="T16" style:family="text">
      <style:text-properties fo:font-size="12pt" fo:font-style="normal" style:font-size-asian="12pt" style:font-style-asian="normal" style:font-style-complex="normal"/>
    </style:style>
    <style:style style:name="T17" style:family="text">
      <style:text-properties fo:color="#ffffff" style:font-name="Inconsolata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be1e2d" draw:opacity="100%" draw:textarea-vertical-align="top" draw:auto-grow-height="false" draw:auto-grow-width="false" fo:min-height="2.672cm" fo:min-width="0.82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be1e2d" draw:opacity="100%" fo:min-height="0.104cm" fo:min-width="7.9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be1e2d" draw:opacity="100%" fo:min-height="0.474cm" fo:min-width="16.85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A5"><text:span text:style-name="T5">ID da Cultura e o protocolo OpenID Authentication 2.0</text:span></text:span></text:p>
      <text:p text:style-name="P2"><text:span text:style-name="A4"><text:span text:style-name="T9"><text:tab/>Este documento explica, em linhas gerais, o funcionamento do OpenID Authentication 2.0, o protocolo utilizado no ID da Cultura pensado exclusivamente para uso em plataformas web, e também apresenta o OpenID Connect, protocolo em fase final de desenvolvimento, que tem como uma das principais vantagens em relação ao protocolo anterior o suporte a aplicações offline. Para maiores detalhes sobre os dois protocolos é fundamental a leitura das suas respectivas especificações disponíveis nos links </text:span></text:span><text:a xlink:type="simple" xlink:href="http://openid.net/specs/openid-authentication-2_0.html"><text:span text:style-name="A4"><text:span text:style-name="T9">http://openid.net/specs/openid-authentication-2_0.html</text:span></text:span></text:a><text:span text:style-name="A4"><text:span text:style-name="T9"> e </text:span></text:span><text:a xlink:type="simple" xlink:href="http://openid.net/connect/"><text:span text:style-name="A4"><text:span text:style-name="T9">http://openid.net/connect/</text:span></text:span></text:a><text:span text:style-name="A4"><text:span text:style-name="T9">.</text:span></text:span></text:p>
      <text:p text:style-name="P3"><text:span text:style-name="A4"><text:span text:style-name="T9"><text:tab/>O ID da Cultura é um servidor de autenticação que possibilita aos usuários de sistemas do Ministério da Cultura manter apenas uma única identidade digital, eliminando a necessidade de criar um usuário e senha para cada sistema utilizado. Esperamos que com este produto o MinC possua uma infra-estrutura de autenticação de usuários para ser usado por qualquer sistema seu que tenha participação cidadã. Qualquer sistema que venha a ser desenvolvido e que precise que o público se identifique, poderá utilizar-se desse servidor, que já terá o cadastro das pessoas que se registraram para outros serviços do ministério.</text:span></text:span></text:p>
      <text:p text:style-name="P2"><text:span text:style-name="A4"><text:span text:style-name="T9"/></text:span></text:p>
      <text:p text:style-name="P4"><text:span text:style-name="A5"><text:span text:style-name="T6">O funcionamento do protocolo OpenID Authentication 2.0</text:span></text:span></text:p>
      <text:p text:style-name="P2"><text:span text:style-name="A4"><text:span text:style-name="T9"/></text:span></text:p>
      <text:p text:style-name="P2"><text:span text:style-name="A4"><text:span text:style-name="T9"><text:tab/>O OpenID Authentication 2.0 é um protocolo aberto para permitir a autenticação de usuários em diferentes sites (</text:span></text:span><text:span text:style-name="A4"><text:span text:style-name="T11">single sign-on</text:span></text:span><text:span text:style-name="A4"><text:span text:style-name="T9">) utilizando uma única </text:span></text:span><text:soft-page-break/><text:span text:style-name="A4"><text:span text:style-name="T9">identidade dada por uma URL ou XRI. </text:span></text:span><text:span text:style-name="A4"><text:span text:style-name="T10">A</text:span></text:span><text:span text:style-name="A4"><text:span text:style-name="T9">s principais terminologias utilizadas pelo protocolo </text:span></text:span><text:span text:style-name="A4"><text:span text:style-name="T10">são</text:span></text:span><text:span text:style-name="A4"><text:span text:style-name="T9">:</text:span></text:span></text:p>
      <text:list xml:id="list19506890861" text:style-name="L1">
        <text:list-item>
          <text:p text:style-name="P8"><text:span text:style-name="A4"><text:span text:style-name="T12">OpenID Provider (OP)</text:span></text:span><text:span text:style-name="A4"><text:span text:style-name="T13">: um servidor de autenticação OpenID que fornece uma identidade para os usuários e valida as credencias destes em nome de outros sites (conhecidos como </text:span></text:span><text:span text:style-name="A4"><text:span text:style-name="T11">relying parties</text:span></text:span><text:span text:style-name="A4"><text:span text:style-name="T13">). No caso do ID da Cultura o endereço do provider </text:span></text:span><text:span text:style-name="A4"><text:span text:style-name="T15">(protótipo)</text:span></text:span><text:span text:style-name="A4"><text:span text:style-name="T13"> é </text:span></text:span><text:a xlink:type="simple" xlink:href="http://iddacultura-provider.hacklab.com.br/"><text:span text:style-name="A4"><text:span text:style-name="T13">http://iddacultura-provider.hacklab.com.br</text:span></text:span></text:a><text:span text:style-name="A4"><text:span text:style-name="T13">.</text:span></text:span></text:p>
        </text:list-item>
        <text:list-item>
          <text:p text:style-name="P7"><text:span text:style-name="A4"><text:span text:style-name="T12">Relying Party (RP)</text:span></text:span><text:span text:style-name="A4"><text:span text:style-name="T14">: o website onde o usuário quer se conectar utilizando sua identidade, a ser validada pelo provedor OpenID. No caso do ID da Cultura o endereço do RP </text:span></text:span><text:span text:style-name="A4"><text:span text:style-name="T15">(protótipo)</text:span></text:span><text:span text:style-name="A4"><text:span text:style-name="T14"> é </text:span></text:span><text:a xlink:type="simple" xlink:href="http://iddacultura-consumer.hacklab.com.br/"><text:span text:style-name="A4"><text:span text:style-name="T14">http://iddacultura-consumer.hacklab.com.br</text:span></text:span></text:a><text:span text:style-name="A4"><text:span text:style-name="T14">.</text:span></text:span></text:p>
        </text:list-item>
        <text:list-item>
          <text:p text:style-name="P7"><text:span text:style-name="A4"><text:span text:style-name="T14">Identidade</text:span></text:span><text:span text:style-name="A4"><text:span text:style-name="T13">: uma URI ou XRI única utilizada por um usuário para se identificar para um relying party (RP). Por exemplo, </text:span></text:span><text:a xlink:type="simple" xlink:href="http://iddacultura-provider.hacklab.com.br/profiles/teste"><text:span text:style-name="A4"><text:span text:style-name="T13">http://iddacultura-provider.hacklab.com.br/profiles/teste</text:span></text:span></text:a><text:span text:style-name="A4"><text:span text:style-name="T13">.</text:span></text:span></text:p>
        </text:list-item>
      </text:list>
      <text:p text:style-name="P5"><text:span text:style-name="A4"><text:span text:style-name="T13"/></text:span></text:p>
      <text:p text:style-name="P5"><text:span text:style-name="A4"><text:span text:style-name="T13"><text:tab/>Quando um usuário opta por se autenticar em um site (relying party) utilizando o OpenID, ao invés de fornecer um usuário e senha, ele deve fornecer a sua identidade OpenID. O RP então faz um request na URL fornecida pelo usuário e interpreta o HTML retornado pela URL da identidade em busca de uma tag específica dentro do head. Abaixo um exemplo desta tag:</text:span></text:span></text:p>
      <text:p text:style-name="P5"><text:span text:style-name="A4"><text:span text:style-name="T13"/></text:span></text:p>
      <text:p text:style-name="P6"><text:bookmark text:name="line1"/><text:span text:style-name="A4"><text:span text:style-name="T13">&lt;meta http-equiv="x-xrds-location" content="http://iddacultura-provider.hacklab.com.br/provider/xrds/teste" /&gt;</text:span></text:span></text:p>
      <text:p text:style-name="P5"><text:span text:style-name="A4"><text:span text:style-name="T13"/></text:span></text:p>
      <text:p text:style-name="P5"><text:span text:style-name="A4"><text:span text:style-name="T13"><text:tab/>Esta tag nada mais é do que um link para um arquivo XRDS (</text:span></text:span><text:a xlink:type="simple" xlink:href="http://en.wikipedia.org/wiki/XRDS"><text:span text:style-name="A4"><text:span text:style-name="T13">http://en.wikipedia.org/wiki/XRDS</text:span></text:span></text:a><text:span text:style-name="A4"><text:span text:style-name="T13">) que contém mais informações sobre a identidade OpenID em questão. Dentro deste arquivo o RP encontra a URL do OP </text:span></text:span><text:soft-page-break/><text:span text:style-name="A4"><text:span text:style-name="T13">responsável pela identidade fornecida. De posse dessa URL o RP redireciona o navegador do usuário para o OP com alguns parâmetros adicionais. Segue abaixo a lista dos parâmetros mais importantes utilizados:</text:span></text:span></text:p>
      <text:list xml:id="list1779389408" text:style-name="L2">
        <text:list-item>
          <text:p text:style-name="P9"><text:span text:style-name="A4"><text:span text:style-name="T13">openid.mode = checkid_setup</text:span></text:span></text:p>
          <text:p text:style-name="P9"><text:span text:style-name="A4"><text:span text:style-name="T13">Um dos modos possíveis para um request OpenID. Indica que o RP quer verificar com o OP a identidade de um usuário e que para isso está passando o controle do navegador.</text:span></text:span></text:p>
        </text:list-item>
        <text:list-item>
          <text:p text:style-name="P9"><text:span text:style-name="A4"><text:span text:style-name="T13">openid.identity = http://iddacultura-provider.hacklab.com.br/profiles/teste/</text:span></text:span></text:p>
          <text:p text:style-name="P9"><text:span text:style-name="A4"><text:span text:style-name="T13">URL da identidade fornecida pelo usuário ao RP e que este quer verificar com o OP se realmente pertence ao usuário.</text:span></text:span></text:p>
        </text:list-item>
        <text:list-item>
          <text:p text:style-name="P9"><text:span text:style-name="A4"><text:span text:style-name="T13">openid.return_to = </text:span></text:span><text:span text:style-name="A4"><text:span text:style-name="Source_20_Text"><text:span text:style-name="T16">http://iddacultura-consumer.hacklab.com.br/ index.php/openid/consumer?</text:span></text:span></text:span><text:span text:style-name="A4"><text:span text:style-name="T13">nonce=1234</text:span></text:span></text:p>
          <text:p text:style-name="P9"><text:span text:style-name="A4"><text:span text:style-name="T13">URL para a qual o OP deve redirecionar o navegador do usuário após confirmar que ele realmente é o dono da identidade em questão. O parâmetro nonce (</text:span></text:span><text:a xlink:type="simple" xlink:href="http://en.wikipedia.org/wiki/Cryptographic_nonce"><text:span text:style-name="A4"><text:span text:style-name="T13">http://en.wikipedia.org/wiki/Cryptographic_nonce</text:span></text:span></text:a><text:span text:style-name="A4"><text:span text:style-name="T13">) é aleatório e único para cada request e é fundamental para proteger o sistema de autenticação de ataques que escutem e reproduzam a mesma sequência de mensagens trocadas entre o OP e o RP.</text:span></text:span></text:p>
        </text:list-item>
      </text:list>
      <text:p text:style-name="P5"><text:span text:style-name="A4"><text:span text:style-name="T13"/></text:span></text:p>
      <text:p text:style-name="P5"><text:span text:style-name="A4"><text:span text:style-name="T13"><text:tab/>Continuando com o processo de autenticação, o navegador do usuário está agora sob controle do provider. Cabe ao OP definir qual mecanismo de autenticação utilizar para confirmar a identidade do usuário. Tipicamente a identidade será confirmada através de um usuário e senha, mas nada na especificação do protocolo impede que outro mecanismo seja utilizado.</text:span></text:span></text:p>
      <text:p text:style-name="P5"><text:soft-page-break/><text:span text:style-name="A4"><text:span text:style-name="T13"><text:tab/>Uma vez confirmada a identidade do usuário, o OP redireciona o navegador de volta para a URL definida no parâmetro </text:span></text:span><text:span text:style-name="A4"><text:span text:style-name="T11">returno_to </text:span></text:span><text:span text:style-name="A4"><text:span text:style-name="T13">do request que chegou até ele com alguns parâmetros importantes:</text:span></text:span></text:p>
      <text:list xml:id="list685141905" text:style-name="L3">
        <text:list-item>
          <text:p text:style-name="P10"><text:span text:style-name="A4"><text:span text:style-name="T13">openid.mode = id_res</text:span></text:span></text:p>
          <text:p text:style-name="P10"><text:span text:style-name="A4"><text:span text:style-name="T13">Informa ao RP que o provider confirma que o usuário comandando o navegador de fato é o dono da identidade informada. Caso contrário o valor desse parâmetro seria “cancel”.</text:span></text:span></text:p>
        </text:list-item>
        <text:list-item>
          <text:p text:style-name="P10"><text:span text:style-name="A4"><text:span text:style-name="T13">openid.return_to e openid.identity com os mesmos valores que foram enviados pelo RP ao OP.</text:span></text:span></text:p>
        </text:list-item>
        <text:list-item>
          <text:p text:style-name="P10"><text:span text:style-name="A4"><text:span text:style-name="T13">openid.assoc_handle = **</text:span></text:span></text:p>
          <text:p text:style-name="P10"><text:span text:style-name="A4"><text:span text:style-name="T13">Uma chave criptográfica gerada pelo OP e utilizada para gerar o openid.sig.</text:span></text:span></text:p>
        </text:list-item>
        <text:list-item>
          <text:p text:style-name="P10"><text:span text:style-name="A4"><text:span text:style-name="T13">openid.sig = **</text:span></text:span></text:p>
          <text:p text:style-name="P10"><text:span text:style-name="A4"><text:span text:style-name="T13">Um código de autenticação de mensagem gerado utilizado os valores presentes no parâmetro openid.signed e o openid.assoc_handle através do algoritmo HMAC-SHA1 (https://en.wikipedia.org/wiki/Hash- based_message_authentication_code) e codificado em base64.</text:span></text:span></text:p>
        </text:list-item>
        <text:list-item>
          <text:p text:style-name="P10"><text:span text:style-name="A4"><text:span text:style-name="T13">openid.signed = mode,identity,return_to</text:span></text:span></text:p>
          <text:p text:style-name="P10"><text:span text:style-name="A4"><text:span text:style-name="T13">A lista dos parâmetros utilizados para gerar o código de autenticação de mensagem.</text:span></text:span></text:p>
        </text:list-item>
      </text:list>
      <text:p text:style-name="P5"><text:span text:style-name="A4"><text:span text:style-name="T13"/></text:span></text:p>
      <text:p text:style-name="P5"><text:span text:style-name="A4"><text:span text:style-name="T13"><text:tab/>Ao receber o novo request, o RP ainda precisa executar mais alguns passos para concluir o processo, principalmente porque como as informações recebidas vieram do navegador do usuário, ele ainda não tem como ter certeza de que elas foram de fato geradas pelo OP em questão.</text:span></text:span></text:p>
      <text:p text:style-name="P5"><text:soft-page-break/><text:span text:style-name="A4"><text:span text:style-name="T13"><text:tab/>Para garantir a autenticidade da resposta recebido, o OP faz um novo request, dessa vez diretamente ao RP sem passar pelo navegador do usuário, com os seguintes parâmetros:</text:span></text:span></text:p>
      <text:list xml:id="list1514321793" text:style-name="L4">
        <text:list-item>
          <text:p text:style-name="P11"><text:span text:style-name="A4"><text:span text:style-name="T13">openid.mode = check_authentication</text:span></text:span></text:p>
          <text:p text:style-name="P11"><text:span text:style-name="A4"><text:span text:style-name="T13">É o modo que avisa o OP que se trata de um request para verificar a autenticidade de uma mensagem anterior.</text:span></text:span></text:p>
        </text:list-item>
        <text:list-item>
          <text:p text:style-name="P11"><text:span text:style-name="A4"><text:span text:style-name="T13">openid.signed = mode,identity,return_to</text:span></text:span></text:p>
          <text:p text:style-name="P11"><text:span text:style-name="A4"><text:span text:style-name="T13">A lista de parâmetros que supostamente foi utilizada para gerar o código na mensagem anterior.</text:span></text:span></text:p>
        </text:list-item>
        <text:list-item>
          <text:p text:style-name="P11"><text:span text:style-name="A4"><text:span text:style-name="T13">openid.assoc_handle = **</text:span></text:span></text:p>
          <text:p text:style-name="P11"><text:span text:style-name="A4"><text:span text:style-name="T13">A mesma chave enviada no request anterior.</text:span></text:span></text:p>
        </text:list-item>
        <text:list-item>
          <text:p text:style-name="P11"><text:span text:style-name="A4"><text:span text:style-name="T13">openid.sig = **</text:span></text:span></text:p>
          <text:p text:style-name="P11"><text:span text:style-name="A4"><text:span text:style-name="T13">O código que o navegador do usuário forneceu afirmando que confirma a identidade do usuário.</text:span></text:span></text:p>
        </text:list-item>
      </text:list>
      <text:p text:style-name="P5"><text:span text:style-name="A4"><text:span text:style-name="T13"/></text:span></text:p>
      <text:p text:style-name="P5"><text:span text:style-name="A4"><text:span text:style-name="T13"><text:tab/>Assim que o OP recebe este request, ele realiza pela segunda vez o mesmo processo realizado anteriormente para comparar se o código gerado por ele bate com o código enviado pelo RP. Em caso afirmativo, o OP retorna para o RP a string “is_valid:true”. Caso contrário, é retornado “is_valid:false”.</text:span></text:span></text:p>
      <text:p text:style-name="P5"><text:span text:style-name="A4"><text:span text:style-name="T13"><text:tab/>Com esse último passo, o RP tem como ter certeza de que a mensagem recebida confirmando a identidade do usuário foi de fato gerada pelo OP e não pelo navegador do usuário ou algum outro elemento.</text:span></text:span></text:p>
      <text:p text:style-name="P5"><text:span text:style-name="A4"><text:span text:style-name="T13"><text:tab/>Para que não seja necessário que um RP sempre verifique com o OP que uma mensagem recebida foi mesmo gerada por ele, o protocolo OpenID define ainda mais um modo, o openid.mode = associate. Este modo pode ser utilizado </text:span></text:span><text:soft-page-break/><text:span text:style-name="A4"><text:span text:style-name="T13">por um RP sempre que um usuário fornecer uma identidade de um OP com o qual o RP ainda não estabeleceu uma conexão ou sempre que o código secreto compartilhado tiver expirado. Nele o RP e o OP estabelecem um código secreto compartilhado, o que permite ao RP verificar a autenticidade de mensagens geradas pelo OP internamente sem a necessidade de enviar um request.</text:span></text:span></text:p>
      <text:p text:style-name="P5"><text:span text:style-name="A4"><text:span text:style-name="T13"><text:tab/>Após essa sequência de procedimentos, a autenticação é concluída e o usuário pode acessar a área protegida do RP.</text:span></text:span></text:p>
      <text:p text:style-name="P5"><text:span text:style-name="A4"><text:span text:style-name="T13"/></text:span></text:p>
      <text:p text:style-name="P4"><text:span text:style-name="A5"><text:span text:style-name="T7">As limitações do OpenID Authentication 2.0 e o OpenID Connect</text:span></text:span></text:p>
      <text:p text:style-name="P5"><text:span text:style-name="A4"><text:span text:style-name="T13"/></text:span></text:p>
      <text:p text:style-name="P5"><text:span text:style-name="A4"><text:span text:style-name="T13"><text:tab/>O OpenID Authentication 2.0 é um protocolo criado para permitir </text:span></text:span><text:span text:style-name="A4"><text:span text:style-name="T11">single sign-on </text:span></text:span><text:span text:style-name="A4"><text:span text:style-name="T13">em sites na web e ele foi escolhido para o ID da Cultura tendo em vista as plataformas online do Ministério da Cultura para uso dos cidadãos. O uso do OpenID Authentication 2.0 em aplicativos desktop é possível mas é necessário um estudo específico para avaliar se esta é a melhor solução.</text:span></text:span></text:p>
      <text:p text:style-name="P5"><text:span text:style-name="A4"><text:span text:style-name="T13"><text:tab/>Para soluções </text:span></text:span><text:span text:style-name="A4"><text:span text:style-name="T11">single sign-on </text:span></text:span><text:span text:style-name="A4"><text:span text:style-name="T13">que funcionem em aplicativos desktop, um novo protocolo, o OpenID Connect (http://openid.net/connect/), que está em fase final de desenvolvimento e que também é mantido pela OpenID Foundation pode ser uma solução mais adequada. Mas isso precisaria ser confirmado num estudo mais aprofundado.</text:span></text:span></text:p>
      <text:p text:style-name="P5"><text:span text:style-name="A4"><text:span text:style-name="T13"><text:tab/>O OpenID Connect realiza as mesmas tarefas do OpenID 2.0 porém de uma maneira mais </text:span></text:span><text:span text:style-name="A4"><text:span text:style-name="T11">API-friendly</text:span></text:span><text:span text:style-name="A4"><text:span text:style-name="T13">. Além disso, ele foi desenvolvido com base no protocolo OAuth 2.0 e foi pensado para facilitar a integração com aplicativos desktop e mobil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Museo 700" svg:font-family="'Museo 700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Inconsolata" svg:font-family="Inconsolata" style:font-family-generic="modern" style:font-pitch="fixed"/>
    <style:font-face style:name="Museo" svg:font-family="Museo" style:font-pitch="variable"/>
    <style:font-face style:name="Inconsolata1" svg:font-family="Inconsolata" style:font-family-generic="modern" style:font-pitch="variable"/>
    <style:font-face style:name="Museo 300" svg:font-family="'Museo 300'" style:font-family-generic="modern" style:font-pitch="variable"/>
    <style:font-face style:name="Museo 500" svg:font-family="'Museo 500'" style:font-family-generic="modern" style:font-pitch="variable"/>
    <style:font-face style:name="Times New Roman1" svg:font-family="'Times New Roman'" style:font-family-generic="moder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 fo:orphans="0" fo:widows="0" fo:hyphenation-ladder-count="no-limit"/>
      <style:text-properties style:letter-kerning="true" style:font-name-complex="DejaVu Sans"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="100%" fo:margin-left="0cm" fo:margin-right="0cm" fo:margin-top="0cm" fo:margin-bottom="0cm" style:contextual-spacing="false" fo:hyphenation-ladder-count="no-limit" fo:text-indent="1.249cm" style:auto-text-indent="false" fo:keep-with-next="always"/>
      <style:text-properties style:font-name="Arial" fo:font-weight="bold" style:font-weight-asian="bold" style:font-name-complex="Arial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hyphenation-ladder-count="no-limit" fo:keep-with-next="always"/>
      <style:text-properties style:font-name="Arial" fo:font-size="16pt" fo:font-weight="bold" style:font-size-asian="16pt" style:font-weight-asian="bold" style:font-name-complex="Arial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text-align="end" style:justify-single-word="false" fo:hyphenation-ladder-count="no-limit" fo:keep-with-next="always"/>
      <style:text-properties fo:color="#23c0d8" style:font-name="Arial" fo:font-weight="bold" style:font-weight-asian="bold" style:font-name-complex="Arial" style:font-size-complex="6pt" style:font-weight-complex="bold" fo:hyphenate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="100%" fo:margin-left="2.498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Arial" style:font-name-complex="Arial" fo:hyphenate="false"/>
    </style:style>
    <style:style style:name="Recuo_20_de_20_corpo_20_de_20_texto_20_2" style:display-name="Recuo de corpo de texto 2" style:family="paragraph" style:parent-style-name="Normal">
      <style:paragraph-properties fo:margin="100%" fo:margin-left="0cm" fo:margin-right="0cm" fo:margin-top="0cm" fo:margin-bottom="0cm" style:contextual-spacing="false" fo:hyphenation-ladder-count="no-limit" fo:text-indent="1.249cm" style:auto-text-indent="false"/>
      <style:text-properties style:font-name="Arial" style:font-name-complex="Arial" fo:hyphenate="false"/>
    </style:style>
    <style:style style:name="Recuo_20_de_20_corpo_20_de_20_texto_20_3" style:display-name="Recuo de corpo de texto 3" style:family="paragraph" style:parent-style-name="Normal">
      <style:paragraph-properties fo:margin="100%" fo:margin-left="2.51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Arial" style:font-name-complex="Arial" fo:hyphenate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fo:hyphenate="false"/>
    </style:style>
    <style:style style:name="Pa2" style:family="paragraph" style:parent-style-name="Normal" style:next-style-name="Normal">
      <style:paragraph-properties style:line-height-at-least="0.425cm" fo:hyphenation-ladder-count="no-limit" style:text-autospace="none"/>
      <style:text-properties style:font-name="Museo 300" fo:hyphenate="false"/>
    </style:style>
    <style:style style:name="Pa3" style:family="paragraph" style:parent-style-name="Normal" style:next-style-name="Normal">
      <style:paragraph-properties style:line-height-at-least="0.425cm" fo:hyphenation-ladder-count="no-limit" style:text-autospace="none"/>
      <style:text-properties style:font-name="Museo 300" fo:hyphenate="false"/>
    </style:style>
    <style:style style:name="Pa4" style:family="paragraph" style:parent-style-name="Normal" style:next-style-name="Normal">
      <style:paragraph-properties style:line-height-at-least="0.425cm" fo:hyphenation-ladder-count="no-limit" style:text-autospace="none"/>
      <style:text-properties style:font-name="Museo 300" fo:hyphenate="false"/>
    </style:style>
    <style:style style:name="Pa0" style:family="paragraph" style:parent-style-name="Normal" style:next-style-name="Normal">
      <style:paragraph-properties style:line-height-at-least="0.425cm" fo:hyphenation-ladder-count="no-limit" style:text-autospace="none"/>
      <style:text-properties style:font-name="Inconsolata" fo:hyphenate="false"/>
    </style:style>
    <style:style style:name="Pa5" style:family="paragraph" style:parent-style-name="Normal" style:next-style-name="Normal">
      <style:paragraph-properties style:line-height-at-least="0.425cm" fo:hyphenation-ladder-count="no-limit" style:text-autospace="none"/>
      <style:text-properties style:font-name="Museo 300" fo:hyphenate="false"/>
    </style:style>
    <style:style style:name="Pa6" style:family="paragraph" style:parent-style-name="Normal" style:next-style-name="Normal">
      <style:paragraph-properties style:line-height-at-least="0.637cm" fo:hyphenation-ladder-count="no-limit" style:text-autospace="none"/>
      <style:text-properties style:font-name="Museo 300" fo:hyphenate="false"/>
    </style:style>
    <style:style style:name="Pa7" style:family="paragraph" style:parent-style-name="Normal" style:next-style-name="Normal">
      <style:paragraph-properties style:line-height-at-least="0.637cm" fo:hyphenation-ladder-count="no-limit" style:text-autospace="none"/>
      <style:text-properties style:font-name="Museo 300" fo:hyphenate="false"/>
    </style:style>
    <style:style style:name="Pa8" style:family="paragraph" style:parent-style-name="Normal" style:next-style-name="Normal">
      <style:paragraph-properties style:line-height-at-least="0.39cm" fo:hyphenation-ladder-count="no-limit" style:text-autospace="none"/>
      <style:text-properties style:font-name="Museo 300" fo:hyphenate="false"/>
    </style:style>
    <style:style style:name="Pa9" style:family="paragraph" style:parent-style-name="Normal" style:next-style-name="Normal">
      <style:paragraph-properties style:line-height-at-least="0.425cm" fo:hyphenation-ladder-count="no-limit" style:text-autospace="none"/>
      <style:text-properties style:font-name="Museo 300" fo:hyphenate="false"/>
    </style:style>
    <style:style style:name="Pa10" style:family="paragraph" style:parent-style-name="Normal" style:next-style-name="Normal">
      <style:paragraph-properties style:line-height-at-least="0.39cm" fo:hyphenation-ladder-count="no-limit" style:text-autospace="none"/>
      <style:text-properties style:font-name="Museo 300" fo:hyphenate="false"/>
    </style:style>
    <style:style style:name="Pa11" style:family="paragraph" style:parent-style-name="Normal" style:next-style-name="Normal">
      <style:paragraph-properties style:line-height-at-least="0.39cm" fo:hyphenation-ladder-count="no-limit" style:text-autospace="none"/>
      <style:text-properties style:font-name="Museo 300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ATECH" style:display-name="Texto ATECH" style:family="paragraph" style:parent-style-name="Standard">
      <style:paragraph-properties fo:margin-top="0cm" fo:margin-bottom="0.353cm" style:contextual-spacing="false" style:line-height-at-least="0.529cm"/>
      <style:text-properties fo:color="#000000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size-asian="16pt" style:font-weight-asian="bold" style:font-name-complex="Times New Roman" style:font-size-complex="16pt" style:font-weight-complex="bold"/>
    </style:style>
    <style:style style:name="Título_20_2_20_Char" style:display-name="Título 2 Char" style:family="text" style:parent-style-name="Fonte_20_parág._20_padrão">
      <style:text-properties style:font-name="Cambria" fo:font-size="14pt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" style:display-name="Título 3 Char" style:family="text" style:parent-style-name="Fonte_20_parág._20_padrão">
      <style:text-properties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Cabeçalho_20_Char" style:display-name="Cabeçalho Char" style:family="text" style:parent-style-name="Fonte_20_parág._20_padrão">
      <style:text-properties fo:font-size="12pt" style:font-size-asian="12pt" style:font-name-complex="Times New Roman" style:font-size-complex="12pt"/>
    </style:style>
    <style:style style:name="Rodapé_20_Char" style:display-name="Rodapé Char" style:family="text" style:parent-style-name="Fonte_20_parág._20_padrão">
      <style:text-properties fo:font-size="12pt" style:font-size-asian="12pt" style:font-name-complex="Times New Roman" style:font-size-complex="12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Recuo_20_de_20_corpo_20_de_20_texto_20_Char" style:display-name="Recuo de corpo de texto Char" style:family="text" style:parent-style-name="Fonte_20_parág._20_padrão">
      <style:text-properties fo:font-size="12pt" style:font-size-asian="12pt" style:font-name-complex="Times New Roman" style:font-size-complex="12pt"/>
    </style:style>
    <style:style style:name="Recuo_20_de_20_corpo_20_de_20_texto_20_2_20_Char" style:display-name="Recuo de corpo de texto 2 Char" style:family="text" style:parent-style-name="Fonte_20_parág._20_padrão">
      <style:text-properties fo:font-size="12pt" style:font-size-asian="12pt" style:font-name-complex="Times New Roman" style:font-size-complex="12pt"/>
    </style:style>
    <style:style style:name="Recuo_20_de_20_corpo_20_de_20_texto_20_3_20_Char" style:display-name="Recuo de corpo de texto 3 Char" style:family="text" style:parent-style-name="Fonte_20_parág._20_padrão">
      <style:text-properties fo:font-size="8pt" style:font-size-asian="8pt" style:font-name-complex="Times New Roman" style:font-size-complex="8pt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Forte" style:family="text" style:parent-style-name="Fonte_20_parág._20_padrão">
      <style:text-properties fo:font-weight="bold" style:font-weight-asian="bold" style:font-name-complex="Times New Roman" style:font-weight-complex="bold"/>
    </style:style>
    <style:style style:name="Page_20_Number" style:display-name="Page Number" style:family="text" style:parent-style-name="Fonte_20_parág._20_padrão">
      <style:text-properties style:font-name-complex="Times New Roman"/>
    </style:style>
    <style:style style:name="A4" style:family="text">
      <style:text-properties fo:color="#000000" fo:font-size="11pt" style:font-size-asian="11pt"/>
    </style:style>
    <style:style style:name="A0" style:family="text">
      <style:text-properties fo:color="#000000" fo:font-size="9pt" style:font-size-asian="9pt"/>
    </style:style>
    <style:style style:name="A5" style:family="text">
      <style:text-properties fo:color="#000000" fo:font-size="18pt" style:font-size-asian="18pt"/>
    </style:style>
    <style:style style:name="A6" style:family="text">
      <style:text-properties fo:color="#000000" style:font-name="Museo 700" fo:font-size="14pt" fo:font-weight="bold" style:font-size-asian="14pt" style:font-weight-asian="bold"/>
    </style:style>
    <style:style style:name="WW_5f_CharLFO1LVL1" style:display-name="WW_CharLFO1LVL1" style:family="text">
      <style:text-properties style:font-name-complex="Times New Roman"/>
    </style:style>
    <style:style style:name="WW_5f_CharLFO1LVL2" style:display-name="WW_CharLFO1LVL2" style:family="text">
      <style:text-properties style:font-name-complex="Times New Roman"/>
    </style:style>
    <style:style style:name="WW_5f_CharLFO1LVL3" style:display-name="WW_CharLFO1LVL3" style:family="text">
      <style:text-properties style:font-name-complex="Times New Roman"/>
    </style:style>
    <style:style style:name="WW_5f_CharLFO1LVL4" style:display-name="WW_CharLFO1LVL4" style:family="text">
      <style:text-properties style:font-name-complex="Times New Roman"/>
    </style:style>
    <style:style style:name="WW_5f_CharLFO1LVL5" style:display-name="WW_CharLFO1LVL5" style:family="text">
      <style:text-properties style:font-name-complex="Times New Roman"/>
    </style:style>
    <style:style style:name="WW_5f_CharLFO1LVL6" style:display-name="WW_CharLFO1LVL6" style:family="text">
      <style:text-properties style:font-name-complex="Times New Roman"/>
    </style:style>
    <style:style style:name="WW_5f_CharLFO1LVL7" style:display-name="WW_CharLFO1LVL7" style:family="text">
      <style:text-properties style:font-name-complex="Times New Roman"/>
    </style:style>
    <style:style style:name="WW_5f_CharLFO1LVL8" style:display-name="WW_CharLFO1LVL8" style:family="text">
      <style:text-properties style:font-name-complex="Times New Roman"/>
    </style:style>
    <style:style style:name="WW_5f_CharLFO1LVL9" style:display-name="WW_CharLFO1LVL9" style:family="text">
      <style:text-properties style:font-name-complex="Times New Roman"/>
    </style:style>
    <style:style style:name="WW_5f_CharLFO2LVL1" style:display-name="WW_CharLFO2LVL1" style:family="text">
      <style:text-properties style:font-name-complex="Times New Roman"/>
    </style:style>
    <style:style style:name="WW_5f_CharLFO2LVL2" style:display-name="WW_CharLFO2LVL2" style:family="text">
      <style:text-properties style:font-name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  <style:text-properties fo:font-size="10pt" style:font-size-asian="10pt" style:font-size-complex="10pt"/>
    </style:style>
    <style:style style:name="MP2" style:family="paragraph" style:parent-style-name="Header">
      <style:text-properties style:font-name="Museo 300"/>
    </style:style>
    <style:style style:name="MP3" style:family="paragraph">
      <style:paragraph-properties style:writing-mode="lr-tb"/>
    </style:style>
    <style:style style:name="MT1" style:family="text">
      <style:text-properties fo:color="#ffffff" style:font-name="Inconsolata" fo:font-size="10pt" style:font-size-asian="10pt" style:font-size-complex="10pt"/>
    </style:style>
    <style:style style:name="MT2" style:family="text">
      <style:text-properties style:font-name="Museo 500" fo:font-size="36pt" style:font-size-asian="36pt" style:font-size-complex="36pt"/>
    </style:style>
    <style:style style:name="MT3" style:family="text">
      <style:text-properties fo:color="#be1e2d" style:font-name="Museo 500" fo:font-size="36pt" style:font-size-asian="36pt" style:font-size-complex="36pt"/>
    </style:style>
    <style:style style:name="MT4" style:family="text">
      <style:text-properties fo:color="#ffffff" fo:font-size="10pt" style:font-size-asian="10pt" style:font-name-complex="Inconsolata" style:font-size-complex="10pt"/>
    </style:style>
    <style:style style:name="MT5" style:family="text">
      <style:text-properties fo:color="#ffffff" style:font-name="Inconsolata" fo:font-size="10pt" style:font-size-asian="10pt" style:font-name-complex="Inconsolata" style:font-size-complex="10pt"/>
    </style:style>
    <style:style style:name="MT6" style:family="text">
      <style:text-properties fo:color="#000000" style:font-name="Inconsolata" fo:font-size="10pt" fo:font-weight="bold" style:font-size-asian="10pt" style:font-weight-asian="bold" style:font-name-complex="Inconsolata" style:font-size-complex="10pt" style:font-weight-complex="bold"/>
    </style:style>
    <style:style style:name="Mgr1" style:family="graphic">
      <style:graphic-properties draw:stroke="none" draw:fill="solid" draw:fill-color="#be1e2d" draw:opacity="100%" draw:textarea-vertical-align="top" draw:auto-grow-height="false" draw:auto-grow-width="false" fo:min-height="2.672cm" fo:min-width="0.82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be1e2d" draw:opacity="100%" fo:min-height="0.474cm" fo:min-width="16.85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fill="solid" draw:fill-color="#be1e2d" draw:opacity="100%" fo:min-height="0.104cm" fo:min-width="7.9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51cm" fo:margin-bottom="1.251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5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custom-shape text:anchor-type="paragraph" draw:z-index="5" draw:name="Rectangle 1" draw:style-name="Mgr1" draw:text-style-name="MP1" svg:width="2.671cm" svg:height="0.592cm" svg:x="16.944cm" svg:y="0.464cm"><text:p><text:span text:style-name="MT1">03/06/2013</text:span></text:p><text:p><text:span text:style-name="MT1"/></text:p><draw:enhanced-geometry svg:viewBox="0 0 21600 21600" draw:type="non-primitive" draw:enhanced-path="M 0 0 L 21600 0 21600 21600 0 21600 Z N"/></draw:custom-shape><text:span text:style-name="Fonte_20_parág._20_padrão"><text:span text:style-name="MT2">hacklab</text:span></text:span><text:span text:style-name="Fonte_20_parág._20_padrão"><text:span text:style-name="MT3">/</text:span></text:span></text:p>
        <text:p text:style-name="MP2"/>
        <text:p text:style-name="MP2"/>
      </style:header>
      <style:footer>
        <text:p text:style-name="Pa0"><draw:custom-shape text:anchor-type="paragraph" draw:z-index="17" draw:name="Rectangle 2" draw:style-name="Mgr2" draw:text-style-name="MP3" svg:width="16.855cm" svg:height="0.475cm" svg:x="-2cm" svg:y="0.374cm"><text:p/><draw:enhanced-geometry svg:viewBox="0 0 21600 21600" draw:type="non-primitive" draw:enhanced-path="M 0 0 L 21600 0 21600 21600 0 21600 Z N"/></draw:custom-shape><draw:custom-shape text:anchor-type="paragraph" draw:z-index="11" draw:name="Rectangle 3" draw:style-name="Mgr3" draw:text-style-name="MP3" svg:width="7.78cm" svg:height="0.475cm" svg:x="-2cm" svg:y="0.004cm"><text:p/><draw:enhanced-geometry svg:viewBox="0 0 21600 21600" draw:mirror-horizontal="false" draw:mirror-vertical="false" draw:type="non-primitive" draw:enhanced-path="M 0 0 L 21600 0 21600 21600 0 21600 Z N"/></draw:custom-shape><text:span text:style-name="A0"><text:span text:style-name="MT4">http://www.hacklab.com.br</text:span></text:span></text:p>
        <text:p text:style-name="Footer"><text:span text:style-name="A0"><text:span text:style-name="MT5">R. Dona Germaine Burchard, 511, Perdizes, São Paulo - SP, 050002-062 <text:s text:c="24"/></text:span></text:span><text:span text:style-name="A0"><text:span text:style-name="MT6"><text:page-number style:num-format="1" text:select-page="current">6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Katia</meta:initial-creator>
    <dc:date>2013-06-03T17:11:53</dc:date>
    <meta:editing-cycles>84</meta:editing-cycles>
    <meta:editing-duration>PT10H59M35S</meta:editing-duration>
    <dc:creator>leo </dc:creator>
    <dc:title>Proposta Hacklab</dc:title>
    <meta:document-statistic meta:table-count="0" meta:image-count="0" meta:object-count="0" meta:page-count="6" meta:paragraph-count="49" meta:word-count="1321" meta:character-count="8543" meta:non-whitespace-character-count="7257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../../../tmp/modelo-proposta-2.odt/Normal"/>
  </office:meta>
</office:document-meta>
</file>